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slo LG S" svg:font-family="'Meslo LG S'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0.9409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1.1811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color="#626262" style:text-outline="false" style:text-line-through-style="none" style:font-name="Meslo LG S" fo:font-size="9pt" fo:font-style="normal" fo:text-shadow="none" style:text-underline-style="none" fo:font-weight="normal" style:text-underline-mode="continuous" style:text-overline-mode="continuous" style:text-line-through-mode="continuous" style:font-name-asian="Meslo LG S" style:font-size-asian="9pt" style:font-style-asian="normal" style:font-weight-asian="normal" style:font-name-complex="Meslo LG S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Templa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7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number-columns-repeated="45" table:default-cell-style-name="ce1"/>
        <table:table-column table:style-name="co10" table:number-columns-repeated="956" table:default-cell-style-name="ce1"/>
        <table:table-column table:style-name="co10" table:number-columns-repeated="2" table:default-cell-style-name="Default"/>
        <table:table-row table:style-name="ro1">
          <table:table-cell table:number-columns-repeated="3"/>
          <table:table-cell table:style-name="ce2" office:value-type="string">
            <text:p>Segments</text:p>
          </table:table-cell>
          <table:table-cell table:number-columns-repeated="3"/>
          <table:table-cell table:style-name="ce7" office:value-type="string" table:number-columns-spanned="2" table:number-rows-spanned="1">
            <text:p>POINTER</text:p>
          </table:table-cell>
          <table:covered-table-cell/>
          <table:table-cell table:style-name="ce10" office:value-type="string" table:number-columns-spanned="8" table:number-rows-spanned="1">
            <text:p>TEMP</text:p>
          </table:table-cell>
          <table:covered-table-cell table:number-columns-repeated="6"/>
          <table:covered-table-cell table:style-name="ce11"/>
          <table:table-cell table:style-name="ce12" office:value-type="string" table:number-columns-spanned="3" table:number-rows-spanned="1">
            <text:p>GENERAL PURPOSE</text:p>
          </table:table-cell>
          <table:covered-table-cell table:number-columns-repeated="2"/>
          <table:table-cell table:style-name="ce10" office:value-type="string">
            <text:p>STATIC</text:p>
          </table:table-cell>
          <table:table-cell table:style-name="ce14" office:value-type="string" table:number-columns-spanned="3" table:number-rows-spanned="1">
            <text:p>STACK</text:p>
          </table:table-cell>
          <table:covered-table-cell table:style-name="ce11"/>
          <table:covered-table-cell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>
            <text:p>Symbols</text:p>
          </table:table-cell>
          <table:table-cell/>
          <table:table-cell table:style-name="ce6" office:value-type="string">
            <text:p>SP</text:p>
          </table:table-cell>
          <table:table-cell table:style-name="ce6" office:value-type="string">
            <text:p>LCL</text:p>
          </table:table-cell>
          <table:table-cell table:style-name="ce6" office:value-type="string">
            <text:p>ARG</text:p>
          </table:table-cell>
          <table:table-cell table:style-name="ce8" office:value-type="string">
            <text:p>THIS</text:p>
          </table:table-cell>
          <table:table-cell table:style-name="ce6" office:value-type="string">
            <text:p>THAT</text:p>
          </table:table-cell>
          <table:table-cell table:style-name="ce9"/>
          <table:table-cell table:number-columns-repeated="6"/>
          <table:table-cell table:style-name="ce11"/>
          <table:table-cell table:number-columns-repeated="3"/>
          <table:table-cell table:style-name="ce13"/>
          <table:table-cell/>
          <table:table-cell table:style-name="ce15"/>
          <table:table-cell table:style-name="ce11"/>
          <table:table-cell table:number-columns-repeated="1000"/>
        </table:table-row>
        <table:table-row table:style-name="ro1">
          <table:table-cell/>
          <table:table-cell table:style-name="ce2" office:value-type="string" table:number-columns-spanned="2" table:number-rows-spanned="1">
            <text:p>Symbols</text:p>
          </table:table-cell>
          <table:covered-table-cell/>
          <table:table-cell/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table:style-name="ce9" office:value-type="string">
            <text:p>R3</text:p>
          </table:table-cell>
          <table:table-cell office:value-type="string">
            <text:p>R4</text:p>
          </table:table-cell>
          <table:table-cell table:style-name="ce9" office:value-type="string">
            <text:p>R5</text:p>
          </table:table-cell>
          <table:table-cell office:value-type="string">
            <text:p>R6</text:p>
          </table:table-cell>
          <table:table-cell office:value-type="string">
            <text:p>R7</text:p>
          </table:table-cell>
          <table:table-cell office:value-type="string">
            <text:p>R8</text:p>
          </table:table-cell>
          <table:table-cell office:value-type="string">
            <text:p>R9</text:p>
          </table:table-cell>
          <table:table-cell office:value-type="string">
            <text:p>R10</text:p>
          </table:table-cell>
          <table:table-cell office:value-type="string">
            <text:p>R11</text:p>
          </table:table-cell>
          <table:table-cell table:style-name="ce11" office:value-type="string">
            <text:p>R12</text:p>
          </table:table-cell>
          <table:table-cell office:value-type="string">
            <text:p>R13</text:p>
          </table:table-cell>
          <table:table-cell office:value-type="string">
            <text:p>R14</text:p>
          </table:table-cell>
          <table:table-cell office:value-type="string">
            <text:p>R15</text:p>
          </table:table-cell>
          <table:table-cell table:style-name="ce13"/>
          <table:table-cell/>
          <table:table-cell table:style-name="ce15"/>
          <table:table-cell table:style-name="ce11"/>
          <table:table-cell table:number-columns-repeated="1000"/>
        </table:table-row>
        <table:table-row table:style-name="ro1">
          <table:table-cell office:value-type="string">
            <text:p>Line</text:p>
          </table:table-cell>
          <table:table-cell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RAM[0]</text:p>
          </table:table-cell>
          <table:table-cell office:value-type="string">
            <text:p>RAM[1]</text:p>
          </table:table-cell>
          <table:table-cell office:value-type="string">
            <text:p>RAM[2]</text:p>
          </table:table-cell>
          <table:table-cell table:style-name="ce9" office:value-type="string">
            <text:p>RAM[3]</text:p>
          </table:table-cell>
          <table:table-cell office:value-type="string">
            <text:p>RAM[4]</text:p>
          </table:table-cell>
          <table:table-cell table:style-name="ce9" office:value-type="string">
            <text:p>RAM[5]</text:p>
          </table:table-cell>
          <table:table-cell office:value-type="string">
            <text:p>RAM[6]</text:p>
          </table:table-cell>
          <table:table-cell office:value-type="string">
            <text:p>RAM[7]</text:p>
          </table:table-cell>
          <table:table-cell office:value-type="string">
            <text:p>RAM[8]</text:p>
          </table:table-cell>
          <table:table-cell office:value-type="string">
            <text:p>RAM[9]</text:p>
          </table:table-cell>
          <table:table-cell office:value-type="string">
            <text:p>RAM[10]</text:p>
          </table:table-cell>
          <table:table-cell office:value-type="string">
            <text:p>RAM[11]</text:p>
          </table:table-cell>
          <table:table-cell table:style-name="ce11" office:value-type="string">
            <text:p>RAM[12]</text:p>
          </table:table-cell>
          <table:table-cell office:value-type="string">
            <text:p>RAM[13]</text:p>
          </table:table-cell>
          <table:table-cell office:value-type="string">
            <text:p>RAM[14]</text:p>
          </table:table-cell>
          <table:table-cell office:value-type="string">
            <text:p>RAM[15]</text:p>
          </table:table-cell>
          <table:table-cell table:style-name="ce13" office:value-type="string">
            <text:p>RAM[16]</text:p>
          </table:table-cell>
          <table:table-cell office:value-type="string">
            <text:p>RAM[256]</text:p>
          </table:table-cell>
          <table:table-cell table:style-name="ce15" office:value-type="string">
            <text:p>RAM[257]</text:p>
          </table:table-cell>
          <table:table-cell table:style-name="ce11" office:value-type="string">
            <text:p>RAM[258]</text:p>
          </table:table-cell>
          <table:table-cell office:value-type="string">
            <text:p>RAM[259]</text:p>
          </table:table-cell>
          <table:table-cell office:value-type="string">
            <text:p>RAM[260]</text:p>
          </table:table-cell>
          <table:table-cell office:value-type="string">
            <text:p>RAM[261]</text:p>
          </table:table-cell>
          <table:table-cell office:value-type="string">
            <text:p>RAM[262]</text:p>
          </table:table-cell>
          <table:table-cell office:value-type="string">
            <text:p>RAM[263]</text:p>
          </table:table-cell>
          <table:table-cell office:value-type="string">
            <text:p>RAM[264]</text:p>
          </table:table-cell>
          <table:table-cell office:value-type="string">
            <text:p>RAM[265]</text:p>
          </table:table-cell>
          <table:table-cell office:value-type="string">
            <text:p>RAM[266]</text:p>
          </table:table-cell>
          <table:table-cell office:value-type="string">
            <text:p>RAM[267]</text:p>
          </table:table-cell>
          <table:table-cell office:value-type="string">
            <text:p>RAM[268]</text:p>
          </table:table-cell>
          <table:table-cell office:value-type="string">
            <text:p>RAM[269]</text:p>
          </table:table-cell>
          <table:table-cell office:value-type="string">
            <text:p>RAM[270]</text:p>
          </table:table-cell>
          <table:table-cell office:value-type="string">
            <text:p>RAM[271]</text:p>
          </table:table-cell>
          <table:table-cell office:value-type="string">
            <text:p>RAM[272]</text:p>
          </table:table-cell>
          <table:table-cell office:value-type="string">
            <text:p>RAM[273]</text:p>
          </table:table-cell>
          <table:table-cell office:value-type="string">
            <text:p>RAM[274]</text:p>
          </table:table-cell>
          <table:table-cell office:value-type="string">
            <text:p>RAM[275]</text:p>
          </table:table-cell>
          <table:table-cell office:value-type="string">
            <text:p>RAM[276]</text:p>
          </table:table-cell>
          <table:table-cell office:value-type="string">
            <text:p>RAM[277]</text:p>
          </table:table-cell>
          <table:table-cell office:value-type="string">
            <text:p>RAM[278]</text:p>
          </table:table-cell>
          <table:table-cell office:value-type="string">
            <text:p>RAM[279]</text:p>
          </table:table-cell>
          <table:table-cell office:value-type="string">
            <text:p>RAM[280]</text:p>
          </table:table-cell>
          <table:table-cell office:value-type="string">
            <text:p>RAM[281]</text:p>
          </table:table-cell>
          <table:table-cell office:value-type="string">
            <text:p>RAM[282]</text:p>
          </table:table-cell>
          <table:table-cell office:value-type="string">
            <text:p>RAM[283]</text:p>
          </table:table-cell>
          <table:table-cell office:value-type="string">
            <text:p>RAM[284]</text:p>
          </table:table-cell>
          <table:table-cell office:value-type="string">
            <text:p>RAM[285]</text:p>
          </table:table-cell>
          <table:table-cell office:value-type="string">
            <text:p>RAM[286]</text:p>
          </table:table-cell>
          <table:table-cell office:value-type="string">
            <text:p>RAM[287]</text:p>
          </table:table-cell>
          <table:table-cell office:value-type="string">
            <text:p>RAM[288]</text:p>
          </table:table-cell>
          <table:table-cell office:value-type="string">
            <text:p>RAM[289]</text:p>
          </table:table-cell>
          <table:table-cell office:value-type="string">
            <text:p>RAM[290]</text:p>
          </table:table-cell>
          <table:table-cell office:value-type="string">
            <text:p>RAM[291]</text:p>
          </table:table-cell>
          <table:table-cell office:value-type="string">
            <text:p>RAM[292]</text:p>
          </table:table-cell>
          <table:table-cell office:value-type="string">
            <text:p>RAM[293]</text:p>
          </table:table-cell>
          <table:table-cell office:value-type="string">
            <text:p>RAM[294]</text:p>
          </table:table-cell>
          <table:table-cell office:value-type="string">
            <text:p>RAM[295]</text:p>
          </table:table-cell>
          <table:table-cell office:value-type="string">
            <text:p>RAM[296]</text:p>
          </table:table-cell>
          <table:table-cell office:value-type="string">
            <text:p>RAM[297]</text:p>
          </table:table-cell>
          <table:table-cell office:value-type="string">
            <text:p>RAM[298]</text:p>
          </table:table-cell>
          <table:table-cell office:value-type="string">
            <text:p>RAM[299]</text:p>
          </table:table-cell>
          <table:table-cell office:value-type="string">
            <text:p>RAM[300]</text:p>
          </table:table-cell>
          <table:table-cell table:number-columns-repeated="95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>
            <text:p>WRITE SEGMENT TO D – RAM[RAM[seg] + index]]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seg</text:p>
          </table:table-cell>
          <table:table-cell table:style-name="ce2" office:value-type="string">
            <text:p>seg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D=M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RAM[seg]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Line 3</text:p>
          </table:table-cell>
          <table:table-cell table:style-name="ce2" office:value-type="string">
            <text:p>@index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RAM[seg]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Line 4</text:p>
          </table:table-cell>
          <table:table-cell table:style-name="ce2" office:value-type="string">
            <text:p>A=D+A</text:p>
          </table:table-cell>
          <table:table-cell table:style-name="ce2" office:value-type="string">
            <text:p>RAM[seg] + index</text:p>
          </table:table-cell>
          <table:table-cell table:style-name="ce2" office:value-type="string">
            <text:p>RAM[seg]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Line 5</text:p>
          </table:table-cell>
          <table:table-cell table:style-name="ce2" office:value-type="string">
            <text:p>D=M</text:p>
          </table:table-cell>
          <table:table-cell table:style-name="ce2" office:value-type="string">
            <text:p>RAM[seg] + index</text:p>
          </table:table-cell>
          <table:table-cell table:style-name="ce2" office:value-type="string">
            <text:p>RAM[RAM[seg] + index]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 office:value-type="string">
            <text:p>WRITE D TO SEGMENT – RAM[RAM[seg] + index]]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Default" office:value-type="string">
            <text:p>@R13</text:p>
          </table:table-cell>
          <table:table-cell table:style-name="Default" office:value-type="float" office:value="13">
            <text:p>13</text:p>
          </table:table-cell>
          <table:table-cell table:style-name="Default" office:value-type="string">
            <text:p>valu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Line 2</text:p>
          </table:table-cell>
          <table:table-cell table:style-name="Default" office:value-type="string">
            <text:p>M=D</text:p>
          </table:table-cell>
          <table:table-cell table:style-name="Default" office:value-type="float" office:value="13">
            <text:p>13</text:p>
          </table:table-cell>
          <table:table-cell table:style-name="Default" office:value-type="string">
            <text:p>value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>
            <text:p>Line 3</text:p>
          </table:table-cell>
          <table:table-cell table:style-name="ce2" office:value-type="string">
            <text:p>@seg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value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>
            <text:p>Line 4</text:p>
          </table:table-cell>
          <table:table-cell table:style-name="ce2" office:value-type="string">
            <text:p>D=M</text:p>
          </table:table-cell>
          <table:table-cell table:style-name="ce2" office:value-type="string">
            <text:p>seg</text:p>
          </table:table-cell>
          <table:table-cell table:style-name="ce2" office:value-type="string">
            <text:p>RAM[seg]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>
            <text:p>Line 5</text:p>
          </table:table-cell>
          <table:table-cell table:style-name="ce2" office:value-type="string">
            <text:p>@index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RAM[seg]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>
            <text:p>Line 6</text:p>
          </table:table-cell>
          <table:table-cell table:style-name="ce2" office:value-type="string">
            <text:p>D=D+A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RAM[seg] + index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>
            <text:p>Line 7</text:p>
          </table:table-cell>
          <table:table-cell table:style-name="ce2" office:value-type="string">
            <text:p>@R14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RAM[seg] + index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>
            <text:p>Line 8</text:p>
          </table:table-cell>
          <table:table-cell table:style-name="ce2" office:value-type="string">
            <text:p>M=D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RAM[seg] + index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office:value-type="string">
            <text:p>RAM[seg] + index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>
            <text:p>Line 9</text:p>
          </table:table-cell>
          <table:table-cell table:style-name="ce2" office:value-type="string">
            <text:p>@R13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M[seg] + index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office:value-type="string">
            <text:p>RAM[seg] + index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>
            <text:p>Line 10</text:p>
          </table:table-cell>
          <table:table-cell table:style-name="ce2" office:value-type="string">
            <text:p>D=M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value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office:value-type="string">
            <text:p>RAM[seg] + index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>
            <text:p>Line 11</text:p>
          </table:table-cell>
          <table:table-cell table:style-name="ce2" office:value-type="string">
            <text:p>@R14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value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office:value-type="string">
            <text:p>RAM[seg] + index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>
            <text:p>Line 12</text:p>
          </table:table-cell>
          <table:table-cell table:style-name="ce2" office:value-type="string">
            <text:p>A=M</text:p>
          </table:table-cell>
          <table:table-cell table:style-name="ce2" office:value-type="string">
            <text:p>RAM[seg] + index</text:p>
          </table:table-cell>
          <table:table-cell table:style-name="ce2" office:value-type="string">
            <text:p>value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office:value-type="string">
            <text:p>RAM[seg] + index</text:p>
          </table:table-cell>
          <table:table-cell table:style-name="ce2" table:number-columns-repeated="1005"/>
        </table:table-row>
        <table:table-row table:style-name="ro1">
          <table:table-cell table:style-name="ce2" office:value-type="string">
            <text:p>Line 13</text:p>
          </table:table-cell>
          <table:table-cell table:style-name="ce2" office:value-type="string">
            <text:p>M=D</text:p>
          </table:table-cell>
          <table:table-cell table:style-name="ce2" office:value-type="string">
            <text:p>RAM[seg] + index</text:p>
          </table:table-cell>
          <table:table-cell table:style-name="ce2" office:value-type="string">
            <text:p>value</text:p>
          </table:table-cell>
          <table:table-cell table:style-name="ce2" table:number-columns-repeated="13"/>
          <table:table-cell table:style-name="ce2" office:value-type="string">
            <text:p>value</text:p>
          </table:table-cell>
          <table:table-cell table:style-name="ce2" office:value-type="string">
            <text:p>RAM[seg] + index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3" table:number-rows-spanned="1">
            <text:p>WRITE POINTER TO D</text:p>
          </table:table-cell>
          <table:covered-table-cell table:number-columns-repeated="2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3+index</text:p>
          </table:table-cell>
          <table:table-cell table:style-name="ce2" office:value-type="string">
            <text:p>3+index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D=M</text:p>
          </table:table-cell>
          <table:table-cell table:style-name="ce2" office:value-type="string">
            <text:p>3+index</text:p>
          </table:table-cell>
          <table:table-cell table:style-name="ce2" office:value-type="string">
            <text:p>RAM[3+index]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3" table:number-rows-spanned="1">
            <text:p>WRITE D TO POINTER</text:p>
          </table:table-cell>
          <table:covered-table-cell table:number-columns-repeated="2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3+index</text:p>
          </table:table-cell>
          <table:table-cell table:style-name="ce2" office:value-type="string">
            <text:p>3+index</text:p>
          </table:table-cell>
          <table:table-cell table:style-name="ce2" office:value-type="string">
            <text:p>valu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M=D</text:p>
          </table:table-cell>
          <table:table-cell table:style-name="ce2" office:value-type="string">
            <text:p>3+index</text:p>
          </table:table-cell>
          <table:table-cell table:style-name="ce2" office:value-type="string">
            <text:p>value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3" table:number-rows-spanned="1">
            <text:p>WRITE TEMP TO D</text:p>
          </table:table-cell>
          <table:covered-table-cell table:number-columns-repeated="2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5+index</text:p>
          </table:table-cell>
          <table:table-cell table:style-name="ce2" office:value-type="string">
            <text:p>5+index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D=M</text:p>
          </table:table-cell>
          <table:table-cell table:style-name="ce2" office:value-type="string">
            <text:p>5+index</text:p>
          </table:table-cell>
          <table:table-cell table:style-name="ce2" office:value-type="string">
            <text:p>RAM[5+index]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3" table:number-rows-spanned="1">
            <text:p>WRITE D TO TEMP</text:p>
          </table:table-cell>
          <table:covered-table-cell table:number-columns-repeated="2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5+index</text:p>
          </table:table-cell>
          <table:table-cell table:style-name="ce2" office:value-type="string">
            <text:p>5+index</text:p>
          </table:table-cell>
          <table:table-cell table:style-name="ce2" office:value-type="string">
            <text:p>valu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M=D</text:p>
          </table:table-cell>
          <table:table-cell table:style-name="ce2" office:value-type="string">
            <text:p>5+index</text:p>
          </table:table-cell>
          <table:table-cell table:style-name="ce2" office:value-type="string">
            <text:p>value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3" table:number-rows-spanned="1">
            <text:p>WRITE CONSTANT TO D</text:p>
          </table:table-cell>
          <table:covered-table-cell table:number-columns-repeated="2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index</text:p>
          </table:table-cell>
          <table:table-cell table:style-name="ce2" office:value-type="string">
            <text:p>index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D=A</text:p>
          </table:table-cell>
          <table:table-cell table:number-columns-repeated="2" table:style-name="ce2" office:value-type="string">
            <text:p>index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3" table:number-rows-spanned="1">
            <text:p>WRITE STATIC TO D</text:p>
          </table:table-cell>
          <table:covered-table-cell table:number-columns-repeated="2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Xxx.index</text:p>
          </table:table-cell>
          <table:table-cell table:style-name="ce2" office:value-type="string">
            <text:p>Xxx.index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D=M</text:p>
          </table:table-cell>
          <table:table-cell table:style-name="ce2" office:value-type="string">
            <text:p>Xxx.index</text:p>
          </table:table-cell>
          <table:table-cell table:style-name="ce2" office:value-type="string">
            <text:p>RAM[Xxx.index]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3" table:number-rows-spanned="1">
            <text:p>WRITE D TO STATIC</text:p>
          </table:table-cell>
          <table:covered-table-cell table:number-columns-repeated="2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Xxx.index</text:p>
          </table:table-cell>
          <table:table-cell table:style-name="ce2" office:value-type="string">
            <text:p>Xxx.index</text:p>
          </table:table-cell>
          <table:table-cell table:style-name="ce2" office:value-type="string">
            <text:p>valu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M=D</text:p>
          </table:table-cell>
          <table:table-cell table:style-name="ce2" office:value-type="string">
            <text:p>Xxx.index</text:p>
          </table:table-cell>
          <table:table-cell table:style-name="ce2" office:value-type="string">
            <text:p>value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3" table:number-rows-spanned="1">
            <text:p>PUSH D TO STACK</text:p>
          </table:table-cell>
          <table:covered-table-cell table:number-columns-repeated="2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SP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value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AM=M+1</text:p>
          </table:table-cell>
          <table:table-cell table:style-name="ce2" office:value-type="float" office:value="257">
            <text:p>257</text:p>
          </table:table-cell>
          <table:table-cell table:style-name="ce2" office:value-type="string">
            <text:p>value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3</text:p>
          </table:table-cell>
          <table:table-cell table:style-name="ce2" office:value-type="string">
            <text:p>A=A-1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value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4</text:p>
          </table:table-cell>
          <table:table-cell table:style-name="ce2" office:value-type="string">
            <text:p>M=D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value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value</text:p>
          </table:table-cell>
          <table:table-cell table:style-name="ce2" table:number-columns-repeated="100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3" table:number-rows-spanned="1">
            <text:p>POP STACK TO D</text:p>
          </table:table-cell>
          <table:covered-table-cell table:number-columns-repeated="2" table:style-name="ce2"/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S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value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AM=M-1</text:p>
          </table:table-cell>
          <table:table-cell table:style-name="ce2" office:value-type="float" office:value="256">
            <text:p>256</text:p>
          </table:table-cell>
          <table:table-cell table:style-name="ce2"/>
          <table:table-cell table:style-name="ce2" office:value-type="float" office:value="256">
            <text:p>256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3</text:p>
          </table:table-cell>
          <table:table-cell table:style-name="ce2" office:value-type="string">
            <text:p>D=M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value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4" table:number-rows-spanned="1">
            <text:p>ADD / SUB _</text:p>
          </table:table-cell>
          <table:covered-table-cell table:number-columns-repeated="3" table:style-name="ce2"/>
          <table:table-cell table:style-name="ce2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S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58">
            <text:p>258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AM=M-1</text:p>
          </table:table-cell>
          <table:table-cell table:style-name="ce2" office:value-type="float" office:value="257">
            <text:p>257</text:p>
          </table:table-cell>
          <table:table-cell table:style-name="ce2"/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3</text:p>
          </table:table-cell>
          <table:table-cell table:style-name="ce2" office:value-type="string">
            <text:p>D=M</text:p>
          </table:table-cell>
          <table:table-cell table:style-name="ce2" office:value-type="float" office:value="257">
            <text:p>257</text:p>
          </table:table-cell>
          <table:table-cell table:style-name="ce2" office:value-type="string">
            <text:p>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4</text:p>
          </table:table-cell>
          <table:table-cell table:style-name="ce2" office:value-type="string">
            <text:p>A=A-1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5</text:p>
          </table:table-cell>
          <table:table-cell table:style-name="ce2" office:value-type="string">
            <text:p>M=M_D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_y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4" table:number-rows-spanned="1">
            <text:p>NOT / NEG _</text:p>
          </table:table-cell>
          <table:covered-table-cell table:number-columns-repeated="3" table:style-name="ce2"/>
          <table:table-cell table:style-name="ce2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S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val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A=M-1</text:p>
          </table:table-cell>
          <table:table-cell table:style-name="ce2" office:value-type="float" office:value="256">
            <text:p>256</text:p>
          </table:table-cell>
          <table:table-cell table:style-name="ce2"/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val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Line 3</text:p>
          </table:table-cell>
          <table:table-cell table:style-name="ce2" office:value-type="string">
            <text:p>M=_M</text:p>
          </table:table-cell>
          <table:table-cell table:style-name="ce2" office:value-type="float" office:value="256">
            <text:p>256</text:p>
          </table:table-cell>
          <table:table-cell table:style-name="ce2"/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_val</text:p>
          </table:table-cell>
          <table:table-cell table:style-name="ce2" table:number-columns-repeated="100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4" table:number-rows-spanned="1">
            <text:p>COMP</text:p>
          </table:table-cell>
          <table:covered-table-cell table:number-columns-repeated="3" table:style-name="ce2"/>
          <table:table-cell table:style-name="ce2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S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58">
            <text:p>258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AM=M-1</text:p>
          </table:table-cell>
          <table:table-cell table:style-name="ce2" office:value-type="float" office:value="257">
            <text:p>257</text:p>
          </table:table-cell>
          <table:table-cell table:style-name="ce2"/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3</text:p>
          </table:table-cell>
          <table:table-cell table:style-name="ce2" office:value-type="string">
            <text:p>D=M</text:p>
          </table:table-cell>
          <table:table-cell table:style-name="ce2" office:value-type="float" office:value="257">
            <text:p>257</text:p>
          </table:table-cell>
          <table:table-cell table:style-name="ce2" office:value-type="string">
            <text:p>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4</text:p>
          </table:table-cell>
          <table:table-cell table:style-name="ce2" office:value-type="string">
            <text:p>A=A-1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5</text:p>
          </table:table-cell>
          <table:table-cell table:style-name="ce2" office:value-type="string">
            <text:p>D=M-D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x-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6</text:p>
          </table:table-cell>
          <table:table-cell table:style-name="ce2" office:value-type="string">
            <text:p>@COMP_#</text:p>
          </table:table-cell>
          <table:table-cell table:style-name="ce2" office:value-type="string">
            <text:p>COMP_#</text:p>
          </table:table-cell>
          <table:table-cell table:style-name="ce2" office:value-type="string">
            <text:p>x-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7</text:p>
          </table:table-cell>
          <table:table-cell table:style-name="ce2" office:value-type="string">
            <text:p>D;JEQ</text:p>
          </table:table-cell>
          <table:table-cell table:style-name="ce2" office:value-type="string">
            <text:p>COMP_#</text:p>
          </table:table-cell>
          <table:table-cell table:style-name="ce2" office:value-type="string">
            <text:p>x-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8</text:p>
          </table:table-cell>
          <table:table-cell table:style-name="ce2" office:value-type="string">
            <text:p>@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-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9</text:p>
          </table:table-cell>
          <table:table-cell table:style-name="ce2" office:value-type="string">
            <text:p>D=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0</text:p>
          </table:table-cell>
          <table:table-cell table:style-name="ce2" office:value-type="string">
            <text:p>@NCOMP_#</text:p>
          </table:table-cell>
          <table:table-cell table:style-name="ce2" office:value-type="string">
            <text:p>NCOMP_#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1</text:p>
          </table:table-cell>
          <table:table-cell table:style-name="ce2" office:value-type="string">
            <text:p>0;JMP</text:p>
          </table:table-cell>
          <table:table-cell table:style-name="ce2" office:value-type="string">
            <text:p>NCOMP_#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2</text:p>
          </table:table-cell>
          <table:table-cell table:style-name="ce2" office:value-type="string">
            <text:p>(COMP_#)</text:p>
          </table:table-cell>
          <table:table-cell table:style-name="ce2" office:value-type="string">
            <text:p>COMP_#</text:p>
          </table:table-cell>
          <table:table-cell table:style-name="ce2" office:value-type="string">
            <text:p>x-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3</text:p>
          </table:table-cell>
          <table:table-cell table:style-name="ce2" office:value-type="string">
            <text:p>@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-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4</text:p>
          </table:table-cell>
          <table:table-cell table:style-name="ce2" office:value-type="string">
            <text:p>D=A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5</text:p>
          </table:table-cell>
          <table:table-cell table:style-name="ce2" office:value-type="string">
            <text:p>(NCOMP_#)</text:p>
          </table:table-cell>
          <table:table-cell table:style-name="ce2" office:value-type="string">
            <text:p>NCOMP_#</text:p>
          </table:table-cell>
          <table:table-cell table:style-name="ce5" office:value-type="string">
            <text:p>-1 / 0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6</text:p>
          </table:table-cell>
          <table:table-cell table:style-name="ce2" office:value-type="string">
            <text:p>@SP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-1 / 0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7</text:p>
          </table:table-cell>
          <table:table-cell table:style-name="ce2" office:value-type="string">
            <text:p>A=M-1</text:p>
          </table:table-cell>
          <table:table-cell table:style-name="ce2" office:value-type="float" office:value="256">
            <text:p>256</text:p>
          </table:table-cell>
          <table:table-cell table:style-name="ce5" office:value-type="string">
            <text:p>-1 / 0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8</text:p>
          </table:table-cell>
          <table:table-cell table:style-name="ce2" office:value-type="string">
            <text:p>M=D</text:p>
          </table:table-cell>
          <table:table-cell table:style-name="ce2" office:value-type="float" office:value="256">
            <text:p>256</text:p>
          </table:table-cell>
          <table:table-cell table:style-name="ce5" office:value-type="string">
            <text:p>-1 / 0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5" office:value-type="string">
            <text:p>-1 / 0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4" table:number-rows-spanned="1">
            <text:p>AND / OR _</text:p>
          </table:table-cell>
          <table:covered-table-cell table:number-columns-repeated="3" table:style-name="ce2"/>
          <table:table-cell table:style-name="ce2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S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58">
            <text:p>258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AM=M-1</text:p>
          </table:table-cell>
          <table:table-cell table:style-name="ce2" office:value-type="float" office:value="257">
            <text:p>257</text:p>
          </table:table-cell>
          <table:table-cell table:style-name="ce2"/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3</text:p>
          </table:table-cell>
          <table:table-cell table:style-name="ce2" office:value-type="string">
            <text:p>D=M</text:p>
          </table:table-cell>
          <table:table-cell table:style-name="ce2" office:value-type="float" office:value="257">
            <text:p>257</text:p>
          </table:table-cell>
          <table:table-cell table:style-name="ce2" office:value-type="string">
            <text:p>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4</text:p>
          </table:table-cell>
          <table:table-cell table:style-name="ce2" office:value-type="string">
            <text:p>A=A-1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5</text:p>
          </table:table-cell>
          <table:table-cell table:style-name="ce2" office:value-type="string">
            <text:p>M=M_D</text:p>
          </table:table-cell>
          <table:table-cell table:style-name="ce2" office:value-type="float" office:value="256">
            <text:p>256</text:p>
          </table:table-cell>
          <table:table-cell table:style-name="ce2" office:value-type="string">
            <text:p>y</text:p>
          </table:table-cell>
          <table:table-cell table:style-name="ce2" office:value-type="float" office:value="257">
            <text:p>257</text:p>
          </table:table-cell>
          <table:table-cell table:style-name="ce2" table:number-columns-repeated="16"/>
          <table:table-cell table:style-name="ce2" office:value-type="string">
            <text:p>x_y</text:p>
          </table:table-cell>
          <table:table-cell table:style-name="ce2" office:value-type="string">
            <text:p>y</text:p>
          </table:table-cell>
          <table:table-cell table:style-name="ce2" table:number-columns-repeated="1001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 table:number-columns-spanned="4" table:number-rows-spanned="1">
            <text:p>BASICTEST</text:p>
          </table:table-cell>
          <table:covered-table-cell table:number-columns-repeated="3" table:style-name="ce2"/>
          <table:table-cell table:style-name="ce2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Default" office:value-type="string">
            <text:p>Line 0</text:p>
          </table:table-cell>
          <table:table-cell table:style-name="ce2" office:value-type="string">
            <text:p>INITIALIZE</text:p>
          </table:table-cell>
          <table:table-cell table:style-name="ce2" table:number-columns-repeated="2"/>
          <table:table-cell table:style-name="ce2" office:value-type="float" office:value="256">
            <text:p>256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3010">
            <text:p>301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push constant 10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3010">
            <text:p>3010</text:p>
          </table:table-cell>
          <table:table-cell table:style-name="ce2" table:number-columns-repeated="12"/>
          <table:table-cell table:style-name="ce2" office:value-type="float" office:value="10">
            <text:p>1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pop local 0</text:p>
          </table:table-cell>
          <table:table-cell table:style-name="ce2" table:number-columns-repeated="2"/>
          <table:table-cell table:style-name="ce2" office:value-type="float" office:value="256">
            <text:p>25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3010">
            <text:p>3010</text:p>
          </table:table-cell>
          <table:table-cell table:style-name="ce2" table:number-columns-repeated="12"/>
          <table:table-cell table:style-name="ce2" office:value-type="float" office:value="10">
            <text:p>10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Line 3</text:p>
          </table:table-cell>
          <table:table-cell table:style-name="ce2" office:value-type="string">
            <text:p>push constant 21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3010">
            <text:p>3010</text:p>
          </table:table-cell>
          <table:table-cell table:style-name="ce2" table:number-columns-repeated="12"/>
          <table:table-cell table:style-name="ce2" office:value-type="float" office:value="21">
            <text:p>21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>
            <text:p>Line 4</text:p>
          </table:table-cell>
          <table:table-cell table:style-name="ce2" office:value-type="string">
            <text:p>push constant 22</text:p>
          </table:table-cell>
          <table:table-cell table:style-name="ce2" table:number-columns-repeated="2"/>
          <table:table-cell table:style-name="ce2" office:value-type="float" office:value="258">
            <text:p>25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3010">
            <text:p>3010</text:p>
          </table:table-cell>
          <table:table-cell table:style-name="ce2" table:number-columns-repeated="12"/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5</text:p>
          </table:table-cell>
          <table:table-cell table:style-name="ce2" office:value-type="string">
            <text:p>pop argument 2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12"/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6</text:p>
          </table:table-cell>
          <table:table-cell table:style-name="ce2" office:value-type="string">
            <text:p>pop argument 1</text:p>
          </table:table-cell>
          <table:table-cell table:style-name="ce2" table:number-columns-repeated="2"/>
          <table:table-cell table:style-name="ce2" office:value-type="float" office:value="256">
            <text:p>25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12"/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7</text:p>
          </table:table-cell>
          <table:table-cell table:style-name="ce2" office:value-type="string">
            <text:p>push constant 36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12"/>
          <table:table-cell table:style-name="ce2" office:value-type="float" office:value="36">
            <text:p>36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8</text:p>
          </table:table-cell>
          <table:table-cell table:style-name="ce2" office:value-type="string">
            <text:p>pop this 6</text:p>
          </table:table-cell>
          <table:table-cell table:style-name="ce2" table:number-columns-repeated="2"/>
          <table:table-cell table:style-name="ce2" office:value-type="float" office:value="256">
            <text:p>25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36">
            <text:p>36</text:p>
          </table:table-cell>
          <table:table-cell table:style-name="ce2" table:number-columns-repeated="7"/>
          <table:table-cell table:style-name="ce2" office:value-type="float" office:value="36">
            <text:p>36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9</text:p>
          </table:table-cell>
          <table:table-cell table:style-name="ce2" office:value-type="string">
            <text:p>push constant 42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36">
            <text:p>36</text:p>
          </table:table-cell>
          <table:table-cell table:style-name="ce2" table:number-columns-repeated="7"/>
          <table:table-cell table:style-name="ce2" office:value-type="float" office:value="42">
            <text:p>42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0</text:p>
          </table:table-cell>
          <table:table-cell table:style-name="ce2" office:value-type="string">
            <text:p>push constant 45</text:p>
          </table:table-cell>
          <table:table-cell table:style-name="ce2" table:number-columns-repeated="2"/>
          <table:table-cell table:style-name="ce2" office:value-type="float" office:value="258">
            <text:p>25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36">
            <text:p>36</text:p>
          </table:table-cell>
          <table:table-cell table:style-name="ce2" table:number-columns-repeated="7"/>
          <table:table-cell table:style-name="ce2" office:value-type="float" office:value="42">
            <text:p>42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1</text:p>
          </table:table-cell>
          <table:table-cell table:style-name="ce2" office:value-type="string">
            <text:p>pop that 5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table:number-columns-repeated="4"/>
          <table:table-cell table:style-name="ce2" office:value-type="float" office:value="45">
            <text:p>45</text:p>
          </table:table-cell>
          <table:table-cell table:style-name="ce2" table:number-columns-repeated="7"/>
          <table:table-cell table:style-name="ce2" office:value-type="float" office:value="42">
            <text:p>42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2</text:p>
          </table:table-cell>
          <table:table-cell table:style-name="ce2" office:value-type="string">
            <text:p>pop that 2</text:p>
          </table:table-cell>
          <table:table-cell table:style-name="ce2" table:number-columns-repeated="2"/>
          <table:table-cell table:style-name="ce2" office:value-type="float" office:value="256">
            <text:p>25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 table:number-columns-repeated="7"/>
          <table:table-cell table:style-name="ce2" office:value-type="float" office:value="42">
            <text:p>42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3</text:p>
          </table:table-cell>
          <table:table-cell table:style-name="ce2" office:value-type="string">
            <text:p>push constant 510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 table:number-columns-repeated="7"/>
          <table:table-cell table:style-name="ce2" office:value-type="float" office:value="510">
            <text:p>510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4</text:p>
          </table:table-cell>
          <table:table-cell table:style-name="ce2" office:value-type="string">
            <text:p>pop temp 6</text:p>
          </table:table-cell>
          <table:table-cell table:style-name="ce2" table:number-columns-repeated="2"/>
          <table:table-cell table:style-name="ce2" office:value-type="float" office:value="256">
            <text:p>25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510">
            <text:p>510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5</text:p>
          </table:table-cell>
          <table:table-cell table:style-name="ce2" office:value-type="string">
            <text:p>push local 0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10">
            <text:p>10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6</text:p>
          </table:table-cell>
          <table:table-cell table:style-name="ce2" office:value-type="string">
            <text:p>push that 5</text:p>
          </table:table-cell>
          <table:table-cell table:style-name="ce2" table:number-columns-repeated="2"/>
          <table:table-cell table:style-name="ce2" office:value-type="float" office:value="258">
            <text:p>25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10">
            <text:p>10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7</text:p>
          </table:table-cell>
          <table:table-cell table:style-name="ce2" office:value-type="string">
            <text:p>add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55">
            <text:p>55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8</text:p>
          </table:table-cell>
          <table:table-cell table:style-name="ce2" office:value-type="string">
            <text:p>push argument 1</text:p>
          </table:table-cell>
          <table:table-cell table:style-name="ce2" table:number-columns-repeated="2"/>
          <table:table-cell table:style-name="ce2" office:value-type="float" office:value="258">
            <text:p>25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55">
            <text:p>55</text:p>
          </table:table-cell>
          <table:table-cell table:style-name="ce2" office:value-type="float" office:value="21">
            <text:p>21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19</text:p>
          </table:table-cell>
          <table:table-cell table:style-name="ce2" office:value-type="string">
            <text:p>sub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34">
            <text:p>34</text:p>
          </table:table-cell>
          <table:table-cell table:style-name="ce2" office:value-type="float" office:value="21">
            <text:p>21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20</text:p>
          </table:table-cell>
          <table:table-cell table:style-name="ce2" office:value-type="string">
            <text:p>push this 6</text:p>
          </table:table-cell>
          <table:table-cell table:style-name="ce2" table:number-columns-repeated="2"/>
          <table:table-cell table:style-name="ce2" office:value-type="float" office:value="258">
            <text:p>25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34">
            <text:p>34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1"/>
        </table:table-row>
        <table:table-row table:style-name="ro1">
          <table:table-cell table:style-name="ce2" office:value-type="string">
            <text:p>Line 21</text:p>
          </table:table-cell>
          <table:table-cell table:style-name="ce2" office:value-type="string">
            <text:p>push this 6</text:p>
          </table:table-cell>
          <table:table-cell table:style-name="ce2" table:number-columns-repeated="2"/>
          <table:table-cell table:style-name="ce2" office:value-type="float" office:value="259">
            <text:p>25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45">
            <text:p>45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>
            <text:p>Line 22</text:p>
          </table:table-cell>
          <table:table-cell table:style-name="ce2" office:value-type="string">
            <text:p>add</text:p>
          </table:table-cell>
          <table:table-cell table:style-name="ce2" table:number-columns-repeated="2"/>
          <table:table-cell table:style-name="ce2" office:value-type="float" office:value="258">
            <text:p>25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34">
            <text:p>3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>
            <text:p>Line 23</text:p>
          </table:table-cell>
          <table:table-cell table:style-name="ce2" office:value-type="string">
            <text:p>sub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-56">
            <text:p>-56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>
            <text:p>Line 24</text:p>
          </table:table-cell>
          <table:table-cell table:style-name="ce2" office:value-type="string">
            <text:p>push temp 6</text:p>
          </table:table-cell>
          <table:table-cell table:style-name="ce2" table:number-columns-repeated="2"/>
          <table:table-cell table:style-name="ce2" office:value-type="float" office:value="258">
            <text:p>25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-56">
            <text:p>-56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>
            <text:p>Line 25</text:p>
          </table:table-cell>
          <table:table-cell table:style-name="ce2" office:value-type="string">
            <text:p>add</text:p>
          </table:table-cell>
          <table:table-cell table:style-name="ce2" table:number-columns-repeated="2"/>
          <table:table-cell table:style-name="ce2" office:value-type="float" office:value="257">
            <text:p>25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10">
            <text:p>510</text:p>
          </table:table-cell>
          <table:table-cell table:style-name="ce2" table:number-columns-repeated="5"/>
          <table:table-cell table:style-name="ce2" office:value-type="float" office:value="454">
            <text:p>454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1000"/>
        </table:table-row>
        <table:table-row table:style-name="ro1">
          <table:table-cell table:style-name="ce2" office:value-type="string">
            <text:p>Line 26</text:p>
          </table:table-cell>
          <table:table-cell table:style-name="ce2"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>
            <text:p>WRITE INIT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256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D=A</text:p>
          </table:table-cell>
          <table:table-cell table:number-columns-repeated="2" table:style-name="ce2" office:value-type="float" office:value="256">
            <text:p>256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Line 3</text:p>
          </table:table-cell>
          <table:table-cell table:style-name="ce2" office:value-type="string">
            <text:p>@SP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Line 4</text:p>
          </table:table-cell>
          <table:table-cell table:style-name="ce2" office:value-type="string">
            <text:p>M=D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256">
            <text:p>256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5</text:p>
          </table:table-cell>
          <table:table-cell table:style-name="ce2" office:value-type="string">
            <text:p>writeCall("Sys.init", 0)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>
            <text:p>WRITE CALL</text:p>
          </table:table-cell>
          <table:table-cell table:style-name="ce4" office:value-type="string">
            <text:p>ARG = SP - n - 5</text:p>
          </table:table-cell>
          <table:table-cell table:style-name="ce2" table:number-columns-repeated="1021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S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56">
            <text:p>256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2</text:p>
          </table:table-cell>
          <table:table-cell table:style-name="ce2" office:value-type="string">
            <text:p>D=M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256">
            <text:p>256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3</text:p>
          </table:table-cell>
          <table:table-cell table:style-name="ce2" office:value-type="string">
            <text:p>@args</text:p>
          </table:table-cell>
          <table:table-cell table:style-name="ce2" office:value-type="string">
            <text:p>args</text:p>
          </table:table-cell>
          <table:table-cell table:number-columns-repeated="2" table:style-name="ce2" office:value-type="float" office:value="256">
            <text:p>256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4</text:p>
          </table:table-cell>
          <table:table-cell table:style-name="ce2" office:value-type="string">
            <text:p>D=D-A</text:p>
          </table:table-cell>
          <table:table-cell table:style-name="ce2" office:value-type="string">
            <text:p>args</text:p>
          </table:table-cell>
          <table:table-cell table:style-name="ce2" office:value-type="string">
            <text:p>256-args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5</text:p>
          </table:table-cell>
          <table:table-cell table:style-name="ce2" office:value-type="string">
            <text:p>@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256-args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6</text:p>
          </table:table-cell>
          <table:table-cell table:style-name="ce2" office:value-type="string">
            <text:p>D=D-A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256-args-5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7</text:p>
          </table:table-cell>
          <table:table-cell table:style-name="ce2" office:value-type="string">
            <text:p>@AR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256-args-5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Line 8</text:p>
          </table:table-cell>
          <table:table-cell table:style-name="ce2" office:value-type="string">
            <text:p>M=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256-args-5</text:p>
          </table:table-cell>
          <table:table-cell table:style-name="ce2" office:value-type="float" office:value="256">
            <text:p>256</text:p>
          </table:table-cell>
          <table:table-cell table:style-name="ce2"/>
          <table:table-cell table:style-name="ce2" office:value-type="string">
            <text:p>256-args-5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2" office:value-type="string">
            <text:p>NestedCall.asm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>
            <text:p>Line 1</text:p>
          </table:table-cell>
          <table:table-cell table:style-name="ce2" office:value-type="string">
            <text:p>@32021</text:p>
          </table:table-cell>
          <table:table-cell table:style-name="ce2" office:value-type="string">
            <text:p>Entry to Sys.init()</text:p>
          </table:table-cell>
          <table:table-cell table:style-name="ce2"/>
          <table:table-cell table:number-columns-repeated="2" table:style-name="ce2" office:value-type="float" office:value="261">
            <text:p>26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table:number-columns-repeated="10"/>
          <table:table-cell table:style-name="ce2" office:value-type="float" office:value="1234">
            <text:p>123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style-name="ce2" table:number-columns-repeated="998"/>
        </table:table-row>
        <table:table-row table:style-name="ro1">
          <table:table-cell table:style-name="ce2" office:value-type="string">
            <text:p>Line 83</text:p>
          </table:table-cell>
          <table:table-cell table:style-name="ce2" office:value-type="string">
            <text:p>@32009 + 1</text:p>
          </table:table-cell>
          <table:table-cell table:style-name="ce2" office:value-type="string">
            <text:p>Entry to Sys.main()</text:p>
          </table:table-cell>
          <table:table-cell table:style-name="ce2"/>
          <table:table-cell table:number-columns-repeated="2" table:style-name="ce2" office:value-type="float" office:value="266">
            <text:p>266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table:number-columns-repeated="6"/>
          <table:table-cell table:style-name="ce2" office:value-type="float" office:value="299">
            <text:p>299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2"/>
          <table:table-cell table:style-name="ce2" office:value-type="float" office:value="1234">
            <text:p>123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style-name="ce2" table:number-columns-repeated="993"/>
        </table:table-row>
        <table:table-row table:style-name="ro1">
          <table:table-cell table:style-name="ce2" office:value-type="string">
            <text:p>Line 113</text:p>
          </table:table-cell>
          <table:table-cell table:style-name="ce2" office:value-type="string">
            <text:p>@32010</text:p>
          </table:table-cell>
          <table:table-cell table:style-name="ce2" office:value-type="string">
            <text:p>After Sys.main() prologue</text:p>
          </table:table-cell>
          <table:table-cell table:style-name="ce2"/>
          <table:table-cell table:style-name="ce2" office:value-type="float" office:value="271">
            <text:p>271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table:number-columns-repeated="10"/>
          <table:table-cell table:style-name="ce2" office:value-type="float" office:value="1234">
            <text:p>123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table:number-columns-repeated="988"/>
        </table:table-row>
        <table:table-row table:style-name="ro1">
          <table:table-cell table:style-name="ce2" office:value-type="string">
            <text:p>Line 397</text:p>
          </table:table-cell>
          <table:table-cell table:style-name="ce2" office:value-type="string">
            <text:p>@32034</text:p>
          </table:table-cell>
          <table:table-cell table:style-name="ce2" office:value-type="string">
            <text:p>Entry to Sys.add12(123)</text:p>
          </table:table-cell>
          <table:table-cell table:style-name="ce2"/>
          <table:table-cell table:number-columns-repeated="2" table:style-name="ce2" office:value-type="float" office:value="277">
            <text:p>277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1">
            <text:p>5001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table:number-columns-repeated="6"/>
          <table:table-cell table:style-name="ce2" office:value-type="float" office:value="6">
            <text:p>6</text:p>
          </table:table-cell>
          <table:table-cell table:style-name="ce2" office:value-type="float" office:value="269">
            <text:p>269</text:p>
          </table:table-cell>
          <table:table-cell table:style-name="ce2" table:number-columns-repeated="2"/>
          <table:table-cell table:style-name="ce2" office:value-type="float" office:value="1234">
            <text:p>123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1">
            <text:p>5001</text:p>
          </table:table-cell>
          <table:table-cell table:style-name="ce2" table:number-columns-repeated="982"/>
        </table:table-row>
        <table:table-row table:style-name="ro1">
          <table:table-cell table:style-name="ce2" office:value-type="string">
            <text:p>Line 446</text:p>
          </table:table-cell>
          <table:table-cell table:style-name="ce2" office:value-type="string">
            <text:p>@32041</text:p>
          </table:table-cell>
          <table:table-cell table:style-name="ce2" office:value-type="string">
            <text:p>Before Sys.add12() return</text:p>
          </table:table-cell>
          <table:table-cell table:style-name="ce2"/>
          <table:table-cell table:style-name="ce2" office:value-type="float" office:value="278">
            <text:p>278</text:p>
          </table:table-cell>
          <table:table-cell table:style-name="ce2" office:value-type="float" office:value="277">
            <text:p>277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4002">
            <text:p>4002</text:p>
          </table:table-cell>
          <table:table-cell table:style-name="ce2" office:value-type="float" office:value="5002">
            <text:p>5002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table:number-columns-repeated="6"/>
          <table:table-cell table:style-name="ce2" office:value-type="float" office:value="6">
            <text:p>6</text:p>
          </table:table-cell>
          <table:table-cell table:style-name="ce2" office:value-type="float" office:value="269">
            <text:p>269</text:p>
          </table:table-cell>
          <table:table-cell table:style-name="ce2" table:number-columns-repeated="2"/>
          <table:table-cell table:style-name="ce2" office:value-type="float" office:value="1234">
            <text:p>123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1">
            <text:p>5001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>
            <text:p>Line 113</text:p>
          </table:table-cell>
          <table:table-cell table:style-name="ce2" office:value-type="string">
            <text:p>@32010</text:p>
          </table:table-cell>
          <table:table-cell table:style-name="ce2" office:value-type="string">
            <text:p>After Sys.main() prologue</text:p>
          </table:table-cell>
          <table:table-cell table:style-name="ce2"/>
          <table:table-cell table:style-name="ce2" office:value-type="float" office:value="282">
            <text:p>282</text:p>
          </table:table-cell>
          <table:table-cell table:style-name="ce2" office:value-type="float" office:value="277">
            <text:p>277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0">
            <text:p>500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table:number-columns-repeated="6"/>
          <table:table-cell table:style-name="ce2" office:value-type="float" office:value="277">
            <text:p>277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2"/>
          <table:table-cell table:style-name="ce2" office:value-type="float" office:value="1234">
            <text:p>123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1">
            <text:p>500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table:number-columns-repeated="977"/>
        </table:table-row>
        <table:table-row table:style-name="ro1">
          <table:table-cell table:style-name="ce2" office:value-type="string">
            <text:p>Line 397</text:p>
          </table:table-cell>
          <table:table-cell table:style-name="ce2" office:value-type="string">
            <text:p>@32034</text:p>
          </table:table-cell>
          <table:table-cell table:style-name="ce2" office:value-type="string">
            <text:p>Entry to Sys.add12(123)</text:p>
          </table:table-cell>
          <table:table-cell table:style-name="ce2"/>
          <table:table-cell table:number-columns-repeated="2" table:style-name="ce2" office:value-type="float" office:value="288">
            <text:p>288</text:p>
          </table:table-cell>
          <table:table-cell table:style-name="ce2" office:value-type="float" office:value="282">
            <text:p>282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0">
            <text:p>500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table:number-columns-repeated="6"/>
          <table:table-cell table:style-name="ce2" office:value-type="float" office:value="6">
            <text:p>6</text:p>
          </table:table-cell>
          <table:table-cell table:style-name="ce2" office:value-type="float" office:value="280">
            <text:p>280</text:p>
          </table:table-cell>
          <table:table-cell table:style-name="ce2" table:number-columns-repeated="2"/>
          <table:table-cell table:style-name="ce2" office:value-type="float" office:value="1234">
            <text:p>123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77">
            <text:p>277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1">
            <text:p>5001</text:p>
          </table:table-cell>
          <table:table-cell table:style-name="ce2" table:number-columns-repeated="971"/>
        </table:table-row>
        <table:table-row table:style-name="ro1">
          <table:table-cell table:style-name="ce2" office:value-type="string">
            <text:p>Line 446</text:p>
          </table:table-cell>
          <table:table-cell table:style-name="ce2" office:value-type="string">
            <text:p>@32041</text:p>
          </table:table-cell>
          <table:table-cell table:style-name="ce2" office:value-type="string">
            <text:p>Before Sys.add12() return</text:p>
          </table:table-cell>
          <table:table-cell table:style-name="ce2"/>
          <table:table-cell table:style-name="ce2" office:value-type="float" office:value="289">
            <text:p>289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282">
            <text:p>282</text:p>
          </table:table-cell>
          <table:table-cell table:style-name="ce2" office:value-type="float" office:value="4002">
            <text:p>4002</text:p>
          </table:table-cell>
          <table:table-cell table:style-name="ce2" office:value-type="float" office:value="5002">
            <text:p>5002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table:number-columns-repeated="6"/>
          <table:table-cell table:style-name="ce2" office:value-type="float" office:value="6">
            <text:p>6</text:p>
          </table:table-cell>
          <table:table-cell table:style-name="ce2" office:value-type="float" office:value="280">
            <text:p>280</text:p>
          </table:table-cell>
          <table:table-cell table:style-name="ce2" table:number-columns-repeated="2"/>
          <table:table-cell table:style-name="ce2" office:value-type="float" office:value="1234">
            <text:p>123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77">
            <text:p>277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1">
            <text:p>5001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969"/>
        </table:table-row>
        <table:table-row table:style-name="ro1">
          <table:table-cell table:style-name="ce2" office:value-type="string">
            <text:p>Line 113</text:p>
          </table:table-cell>
          <table:table-cell table:style-name="ce2" office:value-type="string">
            <text:p>@32010</text:p>
          </table:table-cell>
          <table:table-cell table:style-name="ce2" office:value-type="string">
            <text:p>After Sys.main() prologue</text:p>
          </table:table-cell>
          <table:table-cell table:style-name="ce2"/>
          <table:table-cell table:style-name="ce2" office:value-type="float" office:value="293">
            <text:p>293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0">
            <text:p>500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table:number-columns-repeated="6"/>
          <table:table-cell table:style-name="ce2" office:value-type="float" office:value="288">
            <text:p>288</text:p>
          </table:table-cell>
          <table:table-cell table:style-name="ce2" office:value-type="float" office:value="256">
            <text:p>256</text:p>
          </table:table-cell>
          <table:table-cell table:style-name="ce2" table:number-columns-repeated="2"/>
          <table:table-cell table:style-name="ce2" office:value-type="float" office:value="1234">
            <text:p>123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7">
            <text:p>277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1">
            <text:p>5001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table:number-columns-repeated="966"/>
        </table:table-row>
        <table:table-row table:style-name="ro1">
          <table:table-cell table:style-name="ce2" office:value-type="string">
            <text:p>Line 397</text:p>
          </table:table-cell>
          <table:table-cell table:style-name="ce2" office:value-type="string">
            <text:p>@32034</text:p>
          </table:table-cell>
          <table:table-cell table:style-name="ce2" office:value-type="string">
            <text:p>Entry to Sys.add12(123)</text:p>
          </table:table-cell>
          <table:table-cell table:style-name="ce2"/>
          <table:table-cell table:number-columns-repeated="2" table:style-name="ce2" office:value-type="float" office:value="299">
            <text:p>299</text:p>
          </table:table-cell>
          <table:table-cell table:style-name="ce2" office:value-type="float" office:value="293">
            <text:p>293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1">
            <text:p>5001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table:number-columns-repeated="6"/>
          <table:table-cell table:style-name="ce2" office:value-type="float" office:value="6">
            <text:p>6</text:p>
          </table:table-cell>
          <table:table-cell table:style-name="ce2" office:value-type="float" office:value="291">
            <text:p>291</text:p>
          </table:table-cell>
          <table:table-cell table:style-name="ce2" table:number-columns-repeated="2"/>
          <table:table-cell table:style-name="ce2" office:value-type="float" office:value="1234">
            <text:p>123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7">
            <text:p>277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1">
            <text:p>5001</text:p>
          </table:table-cell>
          <table:table-cell table:style-name="ce2" table:number-columns-repeated="960"/>
        </table:table-row>
        <table:table-row table:style-name="ro1">
          <table:table-cell table:style-name="ce2" office:value-type="string">
            <text:p>Line 446</text:p>
          </table:table-cell>
          <table:table-cell table:style-name="ce2" office:value-type="string">
            <text:p>@32041</text:p>
          </table:table-cell>
          <table:table-cell table:style-name="ce2" office:value-type="string">
            <text:p>Before Sys.add12() return</text:p>
          </table:table-cell>
          <table:table-cell table:style-name="ce2"/>
          <table:table-cell table:style-name="ce2" office:value-type="float" office:value="300">
            <text:p>300</text:p>
          </table:table-cell>
          <table:table-cell table:style-name="ce2" office:value-type="float" office:value="299">
            <text:p>299</text:p>
          </table:table-cell>
          <table:table-cell table:style-name="ce2" office:value-type="float" office:value="293">
            <text:p>293</text:p>
          </table:table-cell>
          <table:table-cell table:style-name="ce2" office:value-type="float" office:value="4002">
            <text:p>4002</text:p>
          </table:table-cell>
          <table:table-cell table:style-name="ce2" office:value-type="float" office:value="5002">
            <text:p>5002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table:number-columns-repeated="6"/>
          <table:table-cell table:style-name="ce2" office:value-type="float" office:value="6">
            <text:p>6</text:p>
          </table:table-cell>
          <table:table-cell table:style-name="ce2" office:value-type="float" office:value="291">
            <text:p>291</text:p>
          </table:table-cell>
          <table:table-cell table:style-name="ce2" table:number-columns-repeated="2"/>
          <table:table-cell table:style-name="ce2" office:value-type="float" office:value="1234">
            <text:p>123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000">
            <text:p>400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7">
            <text:p>277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88">
            <text:p>288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4001">
            <text:p>4001</text:p>
          </table:table-cell>
          <table:table-cell table:style-name="ce2" office:value-type="float" office:value="5001">
            <text:p>5001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958"/>
        </table:table-row>
        <table:table-row table:style-name="ro1">
          <table:table-cell table:style-name="ce2" office:value-type="string">
            <text:p>COMPARISON FAILURE AT LINE 2</text:p>
          </table:table-cell>
          <table:table-cell table:style-name="ce2" table:number-columns-repeated="1023"/>
        </table:table-row>
        <table:table-row table:style-name="ro1">
          <table:table-cell table:style-name="ce2"/>
          <table:table-cell table:style-name="ce2" office:value-type="string">
            <text:p>@32006</text:p>
          </table:table-cell>
          <table:table-cell table:style-name="ce2" office:value-type="string">
            <text:p>After Sys.main() return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@32008</text:p>
          </table:table-cell>
          <table:table-cell table:style-name="ce2" office:value-type="string">
            <text:p>In Sys.init() halt loop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@32022</text:p>
          </table:table-cell>
          <table:table-cell table:style-name="ce2" office:value-type="string">
            <text:p>After Sys.add12() return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@32032</text:p>
          </table:table-cell>
          <table:table-cell table:style-name="ce2" office:value-type="string">
            <text:p>Before Sys.main() return</text:p>
          </table:table-cell>
          <table:table-cell table:style-name="ce2" table:number-columns-repeated="1021"/>
        </table:table-row>
        <table:table-row table:style-name="ro1">
          <table:table-cell table:style-name="Default" table:number-columns-repeated="3"/>
          <table:table-cell table:style-name="ce2" table:number-columns-repeated="1021"/>
        </table:table-row>
        <table:table-row table:style-name="ro1" table:number-rows-repeated="67">
          <table:table-cell table:style-name="ce2" table:number-columns-repeated="1024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slo LG S" svg:font-family="'Meslo LG S'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1/23/2015</text:date>, <text:time>00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38M5S</meta:editing-duration>
    <meta:editing-cycles>65</meta:editing-cycles>
    <meta:generator>OpenOffice/4.1.1$Win32 OpenOffice.org_project/411m6$Build-9775</meta:generator>
    <dc:date>2015-01-23T00:09:50.84</dc:date>
    <dc:creator>Jeremy Gilreath</dc:creator>
    <meta:document-statistic meta:table-count="1" meta:cell-count="1260" meta:object-count="0"/>
    <meta:user-defined meta:name="Info 1"/>
    <meta:user-defined meta:name="Info 2"/>
    <meta:user-defined meta:name="Info 3"/>
    <meta:user-defined meta:name="Info 4"/>
  </office:meta>
</office:document-meta>
</file>